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Valeri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ura galvan marquez</meta:initial-creator>
    <dc:creator>laura galvan marquez</dc:creator>
    <meta:creation-date>2025-03-06T17:54:00Z</meta:creation-date>
    <dc:date>2025-03-06T17:55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8" meta:row-count="1" meta:non-whitespace-character-count="8"/>
  </office:meta>
</office:document-meta>
</file>